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Noto Sans1" svg:font-family="'Noto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/>
    </style:style>
    <style:style style:name="P2" style:family="paragraph" style:parent-style-name="List_20_Paragraph">
      <style:paragraph-properties fo:margin-left="0in" fo:margin-right="0in" fo:text-indent="0in" style:auto-text-indent="false"/>
      <style:text-properties officeooo:rsid="0011dff1" officeooo:paragraph-rsid="0011dff1"/>
    </style:style>
    <style:style style:name="P3" style:family="paragraph" style:parent-style-name="Standard">
      <style:text-properties fo:language="de" fo:country="DE"/>
    </style:style>
    <style:style style:name="P4" style:family="paragraph" style:parent-style-name="List_20_Paragraph" style:list-style-name="WWNum1">
      <style:text-properties fo:language="de" fo:country="DE"/>
    </style:style>
    <style:style style:name="P5" style:family="paragraph" style:parent-style-name="List_20_Paragraph" style:list-style-name="WWNum1">
      <style:paragraph-properties fo:margin-left="0in" fo:margin-right="0in" fo:text-indent="0in" style:auto-text-indent="false"/>
      <style:text-properties officeooo:rsid="0011dff1" officeooo:paragraph-rsid="0011dff1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rsid="0011dff1" officeooo:paragraph-rsid="0011dff1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paragraph-rsid="001790ec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fo:language="de" fo:country="DE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officeooo:paragraph-rsid="001790ec"/>
    </style:style>
    <style:style style:name="P10" style:family="paragraph" style:parent-style-name="List_20_Paragraph">
      <style:paragraph-properties fo:margin-left="0in" fo:margin-right="0in" fo:text-indent="0in" style:auto-text-indent="false"/>
      <style:text-properties officeooo:rsid="001790ec" officeooo:paragraph-rsid="001790ec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1959b1" officeooo:paragraph-rsid="001959b1"/>
    </style:style>
    <style:style style:name="P12" style:family="paragraph" style:parent-style-name="Standard" style:master-page-name="Standard">
      <style:paragraph-properties style:page-number="auto"/>
      <style:text-properties fo:language="de" fo:country="DE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1790ec"/>
    </style:style>
    <style:style style:name="T3" style:family="text">
      <style:text-properties fo:language="de" fo:country="DE" officeooo:rsid="001959b1"/>
    </style:style>
    <style:style style:name="T4" style:family="text">
      <style:text-properties officeooo:rsid="001790ec"/>
    </style:style>
    <style:style style:name="T5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6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7" style:family="text">
      <style:text-properties officeooo:rsid="001959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inen ersten kurzen Überblick gibt die Seite </text:p>
      <text:p text:style-name="Standard"><text:a xlink:type="simple" xlink:href="https://www.elektronik-kompendium.de/sites/bau/0411091.htm" text:style-name="Internet_20_link" text:visited-style-name="Visited_20_Internet_20_Link"><text:span text:style-name="Internet_20_link"><text:span text:style-name="T1">https://www.elektronik-kompendium.de/sites/bau/0411091.htm</text:span></text:span></text:a></text:p>
      <text:p text:style-name="P3"/>
      <text:p text:style-name="P3">Ein typischer Optokoppler ist z.B. </text:p>
      <text:p text:style-name="Standard"><text:a xlink:type="simple" xlink:href="https://www.vishay.com/docs/81863/cny17.pdf" text:style-name="Internet_20_link" text:visited-style-name="Visited_20_Internet_20_Link"><text:span text:style-name="Internet_20_link"><text:span text:style-name="T1">https://www.vishay.com/docs/81863/cny17.pdf</text:span></text:span></text:a></text:p>
      <text:p text:style-name="P3"/>
      <text:p text:style-name="P3">Beantwortet die Fragen:</text:p>
      <text:list xml:id="list2798700927" text:style-name="WWNum1">
        <text:list-item>
          <text:p text:style-name="P4">Wie ist ein Optokoppler aufgebaut?</text:p>
        </text:list-item>
      </text:list>
      <text:p text:style-name="P7"><text:span text:style-name="T4">Aus einer Leuchtdiode und einer Photodiode </text:span><text:span text:style-name="T7">oder </text:span><text:span text:style-name="T4">eine</text:span><text:span text:style-name="T7">m</text:span><text:span text:style-name="T4"> LDR</text:span></text:p>
      <text:p text:style-name="P1"/>
      <text:list xml:id="list180904087091349" text:continue-numbering="true" text:style-name="WWNum1">
        <text:list-item>
          <text:p text:style-name="P4">Wie wird Potentialtrennung erreich<text:span text:style-name="T7">t</text:span>?</text:p>
          <text:p text:style-name="P5">Dadurch dass die zwei Schaltkreise <text:span text:style-name="T7">nur optisch und nicht elektrisch verbunden sind.</text:span></text:p>
        </text:list-item>
      </text:list>
      <text:p text:style-name="P2"/>
      <text:list xml:id="list180903073595874" text:continue-numbering="true" text:style-name="WWNum1">
        <text:list-item>
          <text:p text:style-name="P4">Welche Isolationsspannungen gibt es?</text:p>
        </text:list-item>
      </text:list>
      <text:p text:style-name="P7"><text:span text:style-name="T2">200 V 500 V 1.5</text:span><text:span text:style-name="T3">k</text:span><text:span text:style-name="T2">V 2.5kV 4kV 5kV</text:span></text:p>
      <text:p text:style-name="P8"/>
      <text:list xml:id="list180902941760650" text:continue-numbering="true" text:style-name="WWNum1">
        <text:list-item>
          <text:p text:style-name="P4">Was beschreibt Ic/If ? Welche Werte sind typisch</text:p>
        </text:list-item>
      </text:list>
      <text:p text:style-name="P2">Das Verhältnis zwischen dem <text:span text:style-name="T4">Eingangsstrom und dem Ausgangsstrom. </text:span></text:p>
      <text:p text:style-name="P2"><text:span text:style-name="T5">0,1…0,5 % (Photodiode), 2…120 % (</text:span><text:a xlink:type="simple" xlink:href="https://de.wikipedia.org/wiki/Phototransistor" text:style-name="Internet_20_link" text:visited-style-name="Visited_20_Internet_20_Link"><text:span text:style-name="T6">Phototransistor</text:span></text:a><text:span text:style-name="T5">)</text:span></text:p>
      <text:p text:style-name="P2"/>
      <text:list xml:id="list180902962645109" text:continue-numbering="true" text:style-name="WWNum1">
        <text:list-item>
          <text:p text:style-name="P4">Mit welchen Spannungen und Strömen betreibt man einen Optokoppler? Welche Schalt-Frequenzen sind möglich?</text:p>
        </text:list-item>
      </text:list>
      <text:p text:style-name="P10"><text:span text:style-name="T1">Input / Output Current</text:span></text:p>
      <text:p text:style-name="P11"><text:span text:style-name="T1">Input / Output Voltage</text:span></text:p>
      <text:p text:style-name="P10"><text:span text:style-name="T1"/></text:p>
      <text:p text:style-name="P10"><text:span text:style-name="T1">Scha</text:span><text:span text:style-name="T3">ltfrequenzen liegen typisch</text:span><text:span text:style-name="T1"> im Khz – Ghz Bereic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Noto Sans1" svg:font-family="'Noto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AT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de" fo:country="AT" style:letter-kerning="false" style:font-name-asian="Calibri1" style:font-size-asian="11pt" style:language-asian="en" style:country-asian="US" style:font-name-complex="Noto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editing-cycles>6</meta:editing-cycles>
    <meta:creation-date>2020-11-13T07:14:00</meta:creation-date>
    <dc:date>2021-01-01T18:09:02.635444516</dc:date>
    <meta:editing-duration>P1DT20H35M16S</meta:editing-duration>
    <meta:generator>LibreOffice/7.0.3.1$Linux_X86_64 LibreOffice_project/00$Build-1</meta:generator>
    <meta:document-statistic meta:table-count="0" meta:image-count="0" meta:object-count="0" meta:page-count="1" meta:paragraph-count="18" meta:word-count="114" meta:character-count="849" meta:non-whitespace-character-count="7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